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229in" fo:margin-left="-0.0979in" table:align="left"/>
    </style:style>
    <style:style style:name="Table1.A" style:family="table-column">
      <style:table-column-properties style:column-width="3.5604in"/>
    </style:style>
    <style:style style:name="Table1.B" style:family="table-column">
      <style:table-column-properties style:column-width="3.4625in"/>
    </style:style>
    <style:style style:name="Table1.A1" style:family="table-cell">
      <style:table-cell-properties fo:padding="0in" fo:border="none"/>
    </style:style>
    <style:style style:name="P1" style:family="paragraph" style:parent-style-name="Standard">
      <style:text-properties officeooo:paragraph-rsid="000cc37c"/>
    </style:style>
    <style:style style:name="P2" style:family="paragraph" style:parent-style-name="Text_20_body">
      <style:text-properties officeooo:paragraph-rsid="000cc3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Line2201899073744">
          <table:table-cell table:style-name="Table1.A1" office:value-type="string">
            <text:p text:style-name="P2">ὑπολαβὼν δέ ὁ ἕτερος τοῖν διδύμοιν Ἠ σύ πρύτανις εἶ δῆτα, ἔφη, ὦ Περσεῦ; προσποιούμενος πάνυ θαυμάζειν. Ἀλλ’ ὤφελες πρότερον λέγειν τι περὶ τούτου ἡμῖν. οὐδέν γάρ τοι ὑπωπτεύομεν σε’ πρυτανεύειν.</text:p>
          </table:table-cell>
          <table:table-cell table:style-name="Table1.A1" office:value-type="string">
            <text:p text:style-name="P2"/>
          </table:table-cell>
        </table:table-row>
        <table:table-row table:style-name="TableLine2201899082720">
          <table:table-cell table:style-name="Table1.A1" office:value-type="string">
            <text:p text:style-name="P2">ΠΕΡΙ ΤΗΣ ΑΝΑΒΑΣΕΩΣ ΕΝΝΕΑ ΚΑΙ ΤΑ ΤΡΙΑ ΤΕΤΑΡΤΑ 79</text:p>
          </table:table-cell>
          <table:table-cell table:style-name="Table1.A1" office:value-type="string">
            <text:p text:style-name="P2"/>
          </table:table-cell>
        </table:table-row>
        <table:table-row table:style-name="TableLine2201899082992">
          <table:table-cell table:style-name="Table1.A1" office:value-type="string">
            <text:p text:style-name="P2">Ἀλλὰ περίμενε· ξύνοιδα γὰρ ἀκούσας αὐτοῦ λέγοντός τι περὶ τούτου ἅπαξ… ’Ἡ δίς… Κατὰ λεπτὸν τῆς ὥρας… Δι’ ἅπαν τὸ θέρος… Ἀλλὰ σιγᾶτε, ἦ δ’ ὃς Περσεὺς ὁ πρύτανις.</text:p>
          </table:table-cell>
          <table:table-cell table:style-name="Table1.A1" office:value-type="string">
            <text:p text:style-name="P2"/>
          </table:table-cell>
        </table:table-row>
        <table:table-row table:style-name="TableLine2201899080000">
          <table:table-cell table:style-name="Table1.A1" office:value-type="string">
            <text:p text:style-name="P2">Ἀλλ’ εἰπέ μοι, διὰ τί ὁ Περσεὺς καινὸν ε”χει τρίβωνα,· καὶ ἡ μήτηρ στοργὴν ε”χουσα πολλὴν εἰς αὐτόν Διότι πρυτανεύει δήπου, ἔφη. καλῶς οῦν ἔχει, ὦ φίλτατε. εὐδαιμονοίης ἀνὰ πᾶσαν τὴν τρίμηνον. γλαῦκά μοι πέμψον ἀφικόμενος ἐκεῖσε, καὶ τούτον μὲν ἐφίλησε μέλλοντα ἀποχωρῆσαι, τοὺς δε διδύμους προσειποῦσα ’Άγε δή, ἔφη. τῆτες γοῦν σωφρονεῖν δεῖ ὑμᾶς. ἐὰν γὰρ πάλιν αὖ λαβῶ καὶ μίαν γλαῦκα λέγουσαν ὅτι ἢ <text:s/>ἀπόπατον διεφθείρ- ατε πυροσφαίρᾳ ἥ… Ἀλλ’ οὔπω ἀπόπατον διεφθείραμεν.</text:p>
          </table:table-cell>
          <table:table-cell table:style-name="Table1.A1" office:value-type="string">
            <text:p text:style-name="P2"/>
          </table:table-cell>
        </table:table-row>
        <table:table-row table:style-name="TableLine2201899080816">
          <table:table-cell table:style-name="Table1.A1" office:value-type="string">
            <text:p text:style-name="P2">Οὐ μὴν ἀλλὰ καλῶς δὴ ἐδίδαξας ἡμᾶς. ὣ τοῦ γέλωτος· μακαρ-ίζομεν οὖν σε, ὦ μαῖα.</text:p>
          </table:table-cell>
          <table:table-cell table:style-name="Table1.A1" office:value-type="string">
            <text:p text:style-name="P2"/>
          </table:table-cell>
        </table:table-row>
        <table:table-row table:style-name="TableLine2201899085168">
          <table:table-cell table:style-name="Table1.A1" office:value-type="string">
            <text:p text:style-name="P2">Ἀλλ’ οὐ πρεπόντως τοῦτο κινεῖ ὑμᾶς γελᾶν. καῖ μὴν δεῖ φυλάττ- ειν τὸν Ῥοῶνα.</text:p>
          </table:table-cell>
          <table:table-cell table:style-name="Table1.A1" office:value-type="string">
            <text:p text:style-name="P2"/>
          </table:table-cell>
        </table:table-row>
        <table:table-row table:style-name="TableLine2201899085440">
          <table:table-cell table:style-name="Table1.A1" office:value-type="string">
            <text:p text:style-name="P2">Μηδὲν φροντίζειν αὐτοῦ. ἀσφαλέστατος γάρ, ὦ Ῥοωνίδιον, παρ’ ἡμῖν γενήσει.</text:p>
          </table:table-cell>
          <table:table-cell table:style-name="Table1.A1" office:value-type="string">
            <text:p text:style-name="P2"/>
          </table:table-cell>
        </table:table-row>
        <table:table-row table:style-name="TableLine2201899071568">
          <table:table-cell table:style-name="Table1.A1" office:value-type="string">
            <text:p text:style-name="P2">Σιγᾶτε, ἦ δ’ ὃς ὁ Ῥοὼν μάλ’ αὖθις. Ἄρειος δ’ εἶδε τοῦτον ὀλίγῳ δὴ βραχίονα γενόμενον τῶν διδύμων τὸ ὕψος, καῖ τούς μυκτῆρας ε”τι ὑπερύθρους παρέχοντα ὑπὸ τῆς μητρὸς ἄρτι ἀπωμοργμένους.</text:p>
          </table:table-cell>
          <table:table-cell table:style-name="Table1.A1" office:value-type="string">
            <text:p text:style-name="P2"/>
          </table:table-cell>
        </table:table-row>
        <table:table-row table:style-name="TableLine2201899086528">
          <table:table-cell table:style-name="Table1.A1" office:value-type="string">
            <text:p text:style-name="P2">Ἑρμαίῳ δὴ ἐντετυχήκαμεν, ὦ μαῖα. ἦ συμβάλλειν ε”χεις ὅτῳ ἐν ἀμαξοστοιχίᾳ ἄρτι συνηντήσαμεν,· ὁ δ’Ἄρειος εὐθὺς ἀπεκρύψατο ὅπως λάθῃ αὐτοὺς θεωρῶν.</text:p>
          </table:table-cell>
          <table:table-cell table:style-name="Table1.A1" office:value-type="string">
            <text:p text:style-name="P2"/>
          </table:table-cell>
        </table:table-row>
        <table:table-row table:style-name="TableLine2201899086800">
          <table:table-cell table:style-name="Table1.A1" office:value-type="string">
            <text:p text:style-name="P2">Οἶσθα δήπου τὸν νεανίσκον τὸν μελανότριχα ὂς ἐν ἀποβάθρᾳ παρίστατο ἡμῖν; ἀρ’ οἶσθα αὐτὸν τίς <text:soft-page-break/>ἐστίν,- Ὅστις, Ὁ πάνυ ’Ἀρειος Ποτῆρ. </text:p>
          </table:table-cell>
          <table:table-cell table:style-name="Table1.A1" office:value-type="string">
            <text:p text:style-name="P2"/>
          </table:table-cell>
        </table:table-row>
        <table:table-row table:style-name="TableLine2201899069664">
          <table:table-cell table:style-name="Table1.A1" office:value-type="string">
            <text:p text:style-name="P2">καί ὁ Ἄρειος ἤκουσε τῆς μειρακίσκης λεγούσης τάδε· ῗΩ μάμμη, ἀρ’ ε”στι μοι εἰσβῆναι εἰς τὴν ἁμαξοστοιχίαν ὀψομένη αὐτόν,· λίσσομαι σε, ὦ μαννάριον ’Ήκιστά γε. καὶ γὰρ σὺ μὲν ἤδη ἑώρακας αὐτόν, ὦ Γίννη· τοι· <text:s/>οῦτος δ’ οὐκ ἔστιν ἐκεῖνος ὁ ἅθλιος οἷόν τι ζῷον ἐν κήπῳ ζωολογικῴ ὡς τέρας τοῖς θεωμένοις παρεχόμενον. ἀρ’ ἀληθὲς λέγεις, ὧ Φερ-έδικε,· ἦ ποίῳ τρόπῳ ἐγνώρισας αὐτόν,· Ἠρόμην τ’ αὐτὸν καῖ τὴν οὐλὴν εἶδον. ἀληθῶς γὰρ ε”χει τὸ τοῦ τραύματος ἴχνος ἐπὶ τοῦ μετώπου ἀστραποειδές.</text:p>
          </table:table-cell>
          <table:table-cell table:style-name="Table1.A1" office:value-type="string">
            <text:p text:style-name="P2"/>
          </table:table-cell>
        </table:table-row>
        <table:table-row table:style-name="TableLine2201899069936">
          <table:table-cell table:style-name="Table1.A1" office:value-type="string">
            <text:p text:style-name="P2">80 ΑΡΕΙΟΣ ΠΟΤΗΡ</text:p>
          </table:table-cell>
          <table:table-cell table:style-name="Table1.A1" office:value-type="string">
            <text:p text:style-name="P2"/>
          </table:table-cell>
        </table:table-row>
        <table:table-row table:style-name="TableLine2201899070208">
          <table:table-cell table:style-name="Table1.A1" office:value-type="string">
            <text:p text:style-name="P2">Οἴμοι τῆς ταλαιπωρίας. οὐ γὰρ θαυμάζω εἰ καθ’ ἑαυτὸν ἐγένετο.</text:p>
          </table:table-cell>
          <table:table-cell table:style-name="Table1.A1" office:value-type="string">
            <text:p text:style-name="P2"/>
          </table:table-cell>
        </table:table-row>
        <table:table-row table:style-name="TableLine2201899070752">
          <table:table-cell table:style-name="Table1.A1" office:value-type="string">
            <text:p text:style-name="P2">ἄτοπον δ’ ἔμοιγε ἐδόκει τοῦτο. καὶ κόσμιος ἦν μοι καί εὔκολος ὡς σφόδρα ἐρωτῶν ὅπως ε”ξεστιν εἰς τὴν ἀποβάθραν εἰσιέναι.</text:p>
          </table:table-cell>
          <table:table-cell table:style-name="Table1.A1" office:value-type="string">
            <text:p text:style-name="P2"/>
          </table:table-cell>
        </table:table-row>
        <table:table-row table:style-name="TableLine2201899071840">
          <table:table-cell table:style-name="Table1.A1" office:value-type="string">
            <text:p text:style-name="P2">Ἐῶ δέ τοῦτο, θέλων εἰδέναι εἴπερ μνήμην ε”χει τοῦ δεῖνα, ὅποιον ὑπάρχει ἐκείνῳ τὸ σχῆμα.</text:p>
          </table:table-cell>
          <table:table-cell table:style-name="Table1.A1" office:value-type="string">
            <text:p text:style-name="P2"/>
          </table:table-cell>
        </table:table-row>
        <table:table-row table:style-name="TableLine2201899071024">
          <table:table-cell table:style-name="Table1.A1" office:value-type="string">
            <text:p text:style-name="P2">ἡ δέ μήτηρ πρὸς τοῦτο ἐξ ἀπροσδοκήτου δυσκολώτερον ε”χουσα ἐφαίνετο.</text:p>
          </table:table-cell>
          <table:table-cell table:style-name="Table1.A1" office:value-type="string">
            <text:p text:style-name="P2"/>
          </table:table-cell>
        </table:table-row>
        <table:table-row table:style-name="TableLine2201899071296">
          <table:table-cell table:style-name="Table1.A1" office:value-type="string">
            <text:p text:style-name="P2">Ἀπαγορεύω σε μὴ ἐρωτᾶν αὐτόν, ὦ Φερέδικε, οὐ μὴ τολμήσεις ποιῆσαι τοῦτο. οὐ γὰρ πρέπει τούτου μνείαν ποιεῖσθαι αὐτῷ πρω- τοπείρῳ γ’ ὅντι τοῦ παιδευτηρίου.</text:p>
          </table:table-cell>
          <table:table-cell table:style-name="Table1.A1" office:value-type="string">
            <text:p text:style-name="P2"/>
          </table:table-cell>
        </table:table-row>
        <table:table-row table:style-name="TableLine2201899093328">
          <table:table-cell table:style-name="Table1.A1" office:value-type="string">
            <text:p text:style-name="P2">Σίγα· ἠρέμησον. οὐδὲν γὰρ μέλλω ἐρεῖν.</text:p>
          </table:table-cell>
          <table:table-cell table:style-name="Table1.A1" office:value-type="string">
            <text:p text:style-name="P2"/>
          </table:table-cell>
        </table:table-row>
        <table:table-row table:style-name="TableLine2201899101216">
          <table:table-cell table:style-name="Table1.A1" office:value-type="string">
            <text:p text:style-name="P2">νίγλαρος δ ’ ἐψόφησεν.</text:p>
          </table:table-cell>
          <table:table-cell table:style-name="Table1.A1" office:value-type="string">
            <text:p text:style-name="P2"/>
          </table:table-cell>
        </table:table-row>
        <table:table-row table:style-name="TableLine2201899095776">
          <table:table-cell table:style-name="Table1.A1" office:value-type="string">
            <text:p text:style-name="P2">ἡ μέν οῦν μήτηρ Σπεύσατε, ἔφη. οἶ δέ παῖδες ἅπαντες – τρεῖς γὰρ ἦσαν - εἰς τὴν ἁμαξοστοιχίαν εἰσέβησαν. προῦκυψαν δ’ ἐκ τῆς θυρίδος ὅπως ἐκείνη φιλήσῃ αὐτοὺς χαίρειν λέγουσα· ἡ δ’ ἀδελφὴ τέως ἐδάκρυε.</text:p>
          </table:table-cell>
          <table:table-cell table:style-name="Table1.A1" office:value-type="string">
            <text:p text:style-name="P2"/>
          </table:table-cell>
        </table:table-row>
        <table:table-row table:style-name="TableLine2201899101488">
          <table:table-cell table:style-name="Table1.A1" office:value-type="string">
            <text:p text:style-name="P2">Μὴ δακρύσῃς, ὦ Γίννη. πέμψομεν γάρ σοι γλαῦκας πολλὰς δή.</text:p>
          </table:table-cell>
          <table:table-cell table:style-name="Table1.A1" office:value-type="string">
            <text:p text:style-name="P2"/>
          </table:table-cell>
        </table:table-row>
        <table:table-row table:style-name="TableLine2201899101760">
          <table:table-cell table:style-name="Table1.A1" office:value-type="string">
            <text:p text:style-name="P2">Πέμψομεν δέ καὶ θᾶκον ἐξ ἀποπάτου Ὑογοητικοῦ.</text:p>
          </table:table-cell>
          <table:table-cell table:style-name="Table1.A1" office:value-type="string">
            <text:p text:style-name="P2"/>
          </table:table-cell>
        </table:table-row>
        <text:soft-page-break/>
        <table:table-row table:style-name="TableLine2201899102576">
          <table:table-cell table:style-name="Table1.A1" office:value-type="string">
            <text:p text:style-name="P2">Μὰ Δί’ οὐ πρέπει, ὦ Γεωργέ, Εἰρωνεύομαι, ὦ μαῖα.</text:p>
          </table:table-cell>
          <table:table-cell table:style-name="Table1.A1" office:value-type="string">
            <text:p text:style-name="P2"/>
          </table:table-cell>
        </table:table-row>
        <table:table-row table:style-name="TableLine2201899103120">
          <table:table-cell table:style-name="Table1.A1" office:value-type="string">
            <text:p text:style-name="P2">χωρούσης δέ τῆς ἆμαξοστοιχίας ἀπὸ τοῦ σταθμοῦ, ὁ ’Άρειος κατεῖδε τὴν μὲν τῶν παίδων μητέρα χεῖρα ἀνασείουσαν, τὴν δ’ ἀδελφὴν ἅμα μὲν γελῶσαν ἅμα δέ δακρύουσαν. ἡ δέ πρῶτον μὲν ε”τρεχε τῇ ᾶμαξοστοιχίᾳ βραδέως κινουμένῃ συνεπομένη, ἐπεὶ δέ θᾶττον ἐχώρει, ε”στη καί αὐτὴ τὴν χεῖρα ἀνασείουσα.</text:p>
          </table:table-cell>
          <table:table-cell table:style-name="Table1.A1" office:value-type="string">
            <text:p text:style-name="P2"/>
          </table:table-cell>
        </table:table-row>
        <table:table-row table:style-name="TableLine2201899120800">
          <table:table-cell table:style-name="Table1.A1" office:value-type="string">
            <text:p text:style-name="P2">ἐκεῖνος δ’ ἐθεώρει αὐτὰς μέχρι οὔ, τῆς ἁμαξοστοιχίας καμπ- τούσης, οὐκέτ’ ἦν ἰδεῖν. ἐντεῦθεν δέ μόλις ε”τι διὰ τῆς θυρίδος ὁρῶν τὰς οἰκίας ἀεὶ παριούσας, ὡς ἐφαίνετο, διὰ τὸ ταχὺ τὸ τῆς ἀμαξοστοιχίας, ἀνεπτερώθη ὅς γε ὅποι ἔλθῃ οὐκ εἰδὼς ᾕδει γοῦν πρὸς βέλτιόν τι ἰὼν ἢ τὸ καταλελειμμένον.</text:p>
          </table:table-cell>
          <table:table-cell table:style-name="Table1.A1" office:value-type="string">
            <text:p text:style-name="P2"/>
          </table:table-cell>
        </table:table-row>
        <table:table-row table:style-name="TableLine2201899121072">
          <table:table-cell table:style-name="Table1.A1" office:value-type="string">
            <text:p text:style-name="P2">καὶ ὁ νεανίσκος ὁ νεώτατος ὢν τῶν πυρροτρίχων, τὸ τοῦ χωρίου θύριον ἀνοίξας, εἰσελθὼν Ἄρα κάθηταί τις ἐνθάδε; ἔφη, δεικνύς ἅμα τῷ δακτύλῳ τὴν ἐναντίον ἕδραν. Πληρεῖς γὰρ αἱ ἄλλαι πᾶσαι.</text:p>
          </table:table-cell>
          <table:table-cell table:style-name="Table1.A1" office:value-type="string">
            <text:p text:style-name="P2"/>
          </table:table-cell>
        </table:table-row>
        <table:table-row table:style-name="TableLine2201899107744">
          <table:table-cell table:style-name="Table1.A1" office:value-type="string">
            <text:p text:style-name="P2">κατανεύσαντος δέ τοῦ Ἁρείου ἐκάθισεν ἑαυτόν. ὑποβλέψας δέ τοῦτον, εὐθὺς διὰ θυρίδος ἐθεώρει προσποιούμενος μὴ βλέψαι, ὥς γ’ ἐφαίνετο. ὁ δ’ ’Άρειος ᾔσθετο αὐτοῦ ἔτι ἐν μυκτῆρσι τὸ μέλαν ἐκεῖνο ἔχοντος.</text:p>
          </table:table-cell>
          <table:table-cell table:style-name="Table1.A1" office:value-type="string">
            <text:p text:style-name="P2"/>
          </table:table-cell>
        </table:table-row>
        <table:table-row table:style-name="TableLine2201899112640">
          <table:table-cell table:style-name="Table1.A1" office:value-type="string">
            <text:p text:style-name="P2">ΠΕΡΙ ΤΗΣ ΑΝΑΒΑΣΕΩΣ ΕΝΝΕΑ ΚΑΙ ΤΑ ΤΡΙΑ ΤΕΤΑΡΤΑ 81</text:p>
          </table:table-cell>
          <table:table-cell table:style-name="Table1.A1" office:value-type="string">
            <text:p text:style-name="P2"/>
          </table:table-cell>
        </table:table-row>
        <table:table-row table:style-name="TableLine2201899121344">
          <table:table-cell table:style-name="Table1.A1" office:value-type="string">
            <text:p text:style-name="P2">Οὗτος σύ, ε”φη τις, ὦ Ῥοών.</text:p>
          </table:table-cell>
          <table:table-cell table:style-name="Table1.A1" office:value-type="string">
            <text:p text:style-name="P2"/>
          </table:table-cell>
        </table:table-row>
        <table:table-row table:style-name="TableLine2201899112912">
          <table:table-cell table:style-name="Table1.A1" office:value-type="string">
            <text:p text:style-name="P2">οἱ γὰρ ἀδελφοὶ ἐπανῆλθον.</text:p>
          </table:table-cell>
          <table:table-cell table:style-name="Table1.A1" office:value-type="string">
            <text:p text:style-name="P2"/>
          </table:table-cell>
        </table:table-row>
        <table:table-row table:style-name="TableLine2201899121616">
          <table:table-cell table:style-name="Table1.A1" office:value-type="string">
            <text:p text:style-name="P2">’Ἄκουσον δῆτα· ἡμεῖς εἰς μέσον τὸ τρένο ἴμεν. ὁ γὰρ Λεῖος Ἰόρδανος ἔχει μεγάλην ἀράχνην Ταραντίνην.</text:p>
          </table:table-cell>
          <table:table-cell table:style-name="Table1.A1" office:value-type="string">
            <text:p text:style-name="P2"/>
          </table:table-cell>
        </table:table-row>
        <table:table-row table:style-name="TableLine2201899114000">
          <table:table-cell table:style-name="Table1.A1" office:value-type="string">
            <text:p text:style-name="P2">Εἰκός γε, ἦ δ’ ὃς ὁ Ῥοών.</text:p>
          </table:table-cell>
          <table:table-cell table:style-name="Table1.A1" office:value-type="string">
            <text:p text:style-name="P2"/>
          </table:table-cell>
        </table:table-row>
        <table:table-row table:style-name="TableLine2201899104480">
          <table:table-cell table:style-name="Table1.A1" office:value-type="string">
            <text:p text:style-name="P2">ῗΩ Ἄρειε, ε”φη ὁ ἕτερος τῶν διδύμων, ἆρ’ εἴπομέν σοι οἵτινές ἐσμεν; εὐχόμεθα γὰρ εἶναι Εὐισήλιοι τὸ γένος, Φερέδικος ὀνόματι καί Γεωργός. καὶ οὗτός ὁ Ῥοών, ἀδελφὸς ὢν ἡμέτερος. εἰς τὸ καλόν.</text:p>
          </table:table-cell>
          <table:table-cell table:style-name="Table1.A1" office:value-type="string">
            <text:p text:style-name="P2"/>
          </table:table-cell>
        </table:table-row>
        <table:table-row table:style-name="TableLine2201899105024">
          <table:table-cell table:style-name="Table1.A1" office:value-type="string">
            <text:p text:style-name="P2">Εἰς τὸ καλὸν καὶ ὑμεῖς, ἀπεκρίναντο ὁ Ἄρειος καὶ ὁ Ῥοών. οἱ δ’</text:p>
          </table:table-cell>
          <table:table-cell table:style-name="Table1.A1" office:value-type="string">
            <text:p text:style-name="P2"/>
          </table:table-cell>
        </table:table-row>
        <text:soft-page-break/>
        <table:table-row table:style-name="TableLine2201899108560">
          <table:table-cell table:style-name="Table1.A1" office:value-type="string">
            <text:p text:style-name="P2">ἀδελφοὶ τὸ τοῦ χωρίου θύριον συνέκλῃσαν.</text:p>
          </table:table-cell>
          <table:table-cell table:style-name="Table1.A1" office:value-type="string">
            <text:p text:style-name="P2"/>
          </table:table-cell>
        </table:table-row>
        <table:table-row table:style-name="TableLine2201899122160">
          <table:table-cell table:style-name="Table1.A1" office:value-type="string">
            <text:p text:style-name="P2">ὁ δέ Ῥοών προπετῶς ἲΑρα σὺ ῶς ἀληθῶς, ἔφη, εἴ ’Άρειος Ποτῆρ,·</text:p>
          </table:table-cell>
          <table:table-cell table:style-name="Table1.A1" office:value-type="string">
            <text:p text:style-name="P2"/>
          </table:table-cell>
        </table:table-row>
        <table:table-row table:style-name="TableLine2201899127600">
          <table:table-cell table:style-name="Table1.A1" office:value-type="string">
            <text:p text:style-name="P2">καί κατανεύσαντος αὐτοῦ Εἶὲν, ἔφη. ἀλλ’ ἐφοβούμην μὴ ἄρα Φερέδικος ἢ Γεωργός προσπαίζων ὡς ε”θος ἔλεγεν. καὶ ε”στι σοι ὡς ἀληθῶς ἐδακτυλοδείκτει γὰρ ἅμα τὸ τοῦ Ἁρείου μέτωπον.</text:p>
          </table:table-cell>
          <table:table-cell table:style-name="Table1.A1" office:value-type="string">
            <text:p text:style-name="P2"/>
          </table:table-cell>
        </table:table-row>
        <table:table-row table:style-name="TableLine2201899128688">
          <table:table-cell table:style-name="Table1.A1" office:value-type="string">
            <text:p text:style-name="P2">ἀφελκύσας οὖν τὸν πλόκαμον ὁ ’Ἁρειος ἔδειξεν αὐτῷ τὴν οὐλὴν τὴν ἀστραποειδῆ. ἐκεῖνος δ’ ἀτενῶς βλέπων Εἶτα ὁ δεῖνα αὐτόθι...</text:p>
          </table:table-cell>
          <table:table-cell table:style-name="Table1.A1" office:value-type="string">
            <text:p text:style-name="P2"/>
          </table:table-cell>
        </table:table-row>
        <table:table-row table:style-name="TableLine2201899125424">
          <table:table-cell table:style-name="Table1.A1" office:value-type="string">
            <text:p text:style-name="P2">Ναί, ἦ δ’ ὃς ὁ Ἄρειος. ἀλλ’ οὐ μιμνήσκομαι οὐδενός.</text:p>
          </table:table-cell>
          <table:table-cell table:style-name="Table1.A1" office:value-type="string">
            <text:p text:style-name="P2"/>
          </table:table-cell>
        </table:table-row>
        <table:table-row table:style-name="TableLine2201899132768">
          <table:table-cell table:style-name="Table1.A1" office:value-type="string">
            <text:p text:style-name="P2">ἐκεῖνος δέ σπουδαίως Οὐδενός γ’ ἀμέλει; ἔφη.</text:p>
          </table:table-cell>
          <table:table-cell table:style-name="Table1.A1" office:value-type="string">
            <text:p text:style-name="P2"/>
          </table:table-cell>
        </table:table-row>
        <table:table-row table:style-name="TableLine2201899122704">
          <table:table-cell table:style-name="Table1.A1" office:value-type="string">
            <text:p text:style-name="P2">Φωτός γε μὲν πολλοῦ χλωραυγοῦς γενομένου, ἄλλου δ’ οὔ.</text:p>
          </table:table-cell>
          <table:table-cell table:style-name="Table1.A1" office:value-type="string">
            <text:p text:style-name="P2"/>
          </table:table-cell>
        </table:table-row>
        <table:table-row table:style-name="TableLine2201899130592">
          <table:table-cell table:style-name="Table1.A1" office:value-type="string">
            <text:p text:style-name="P2">Οὐά, ἦ δ’ ὅς. καί ὀλίγον μέν χρόνον ἠτένιζε πρὸς τὸν ’Άρειον, ἔπειτα δέ ὥσπερ ὑπομνησθεὶς τότε τί δὴ ποιεῖ, εὐθὺς διὰ τὴν θυρίδα πάλιν αὐ ἐθεώρει τὰ ἔξω.</text:p>
          </table:table-cell>
          <table:table-cell table:style-name="Table1.A1" office:value-type="string">
            <text:p text:style-name="P2"/>
          </table:table-cell>
        </table:table-row>
        <table:table-row table:style-name="TableLine2201899131408">
          <table:table-cell table:style-name="Table1.A1" office:value-type="string">
            <text:p text:style-name="P2"/>
          </table:table-cell>
          <table:table-cell table:style-name="Table1.A1" office:value-type="string">
            <text:p text:style-name="P2"/>
          </table:table-cell>
        </table:table-row>
        <table:table-row table:style-name="TableLine2201899134944">
          <table:table-cell table:style-name="Table1.A1" office:value-type="string">
            <text:p text:style-name="P2"/>
          </table:table-cell>
          <table:table-cell table:style-name="Table1.A1" office:value-type="string">
            <text:p text:style-name="P2"/>
          </table:table-cell>
        </table:table-row>
        <table:table-row table:style-name="TableLine2201899135216">
          <table:table-cell table:style-name="Table1.A1" office:value-type="string">
            <text:p text:style-name="P2">ὁ δ’ Ἄρειος ὡς τὸν Ῥοῶνα οὐχ ἧττον ἀξιοχρέων ἡγούμενος ἦ οὗτος αὐτόν ςΗ μάγοι, ἔφη, πάντες οἱ παρὰ σοὶ ἐν τῷ γένει, Πάντες γε, ὡς ε”μοιγε δοκεῖ, πλὴν ἀλλ’ ἐστιν οἶμαι τῇ μητρὶ ἀνεψιαδοῦς τις λογιστὴς ὤν. λόγον δέ περὶ τούτου οὐ ποιούμεθα οὐδέποτε.</text:p>
          </table:table-cell>
          <table:table-cell table:style-name="Table1.A1" office:value-type="string">
            <text:p text:style-name="P2"/>
          </table:table-cell>
        </table:table-row>
        <table:table-row table:style-name="TableLine2201899130320">
          <table:table-cell table:style-name="Table1.A1" office:value-type="string">
            <text:p text:style-name="P2">Πόλλ’ οὖν ἥδη περὶ τῆς μαγικῆς μεμάθηκας, ὡς ἔοικεν.</text:p>
          </table:table-cell>
          <table:table-cell table:style-name="Table1.A1" office:value-type="string">
            <text:p text:style-name="P2"/>
          </table:table-cell>
        </table:table-row>
        <table:table-row table:style-name="TableLine2201899127328">
          <table:table-cell table:style-name="Table1.A1" office:value-type="string">
            <text:p text:style-name="P2">ἐνόμιζε γὰρ δήπου τοὺς Εὐισηλίους τῶν ἀρχαίων γενῶν ἐκείνων εἶναι τῶν μαγικῶν οἵων ὁ ἐν τῷ Στενωπῴ Διάγοντι νεανίσκος ὁ ὑπωχρὸς μνείαν ἐποιήσατο.</text:p>
          </table:table-cell>
          <table:table-cell table:style-name="Table1.A1" office:value-type="string">
            <text:p text:style-name="P2"/>
          </table:table-cell>
        </table:table-row>
        <table:table-row table:style-name="TableLine2201899133040">
          <table:table-cell table:style-name="Table1.A1" office:value-type="string">
            <text:p text:style-name="P2">Ἀλλ’ ἥκουσα σὲ συνοικήσαντα Μυγάλοις, ἦ δ’ ὃς ὁ Ῥοών. ποῖοί εἰσιν,·θΌποιοι,· βδελυρώτατοι ὡς ἐπὶ τὸ πολύ. τοιοῦτοι γοῦν ὁ θεῖος ἐμοῦ καί ἡ τηθὶς καῖ ὁ ἀνέψιος. εἴθε τρεῖς εἶχον ἀδελφοὺς κᾶγωγε μάγους <text:soft-page-break/>ὄντας.</text:p>
          </table:table-cell>
          <table:table-cell table:style-name="Table1.A1" office:value-type="string">
            <text:p text:style-name="P2"/>
          </table:table-cell>
        </table:table-row>
        <table:table-row table:style-name="TableLine2201899129776">
          <table:table-cell table:style-name="Table1.A1" office:value-type="string">
            <text:p text:style-name="P2">82 ΑΡΕῙΟΣ ΠΟΤΗΡ</text:p>
          </table:table-cell>
          <table:table-cell table:style-name="Table1.A1" office:value-type="string">
            <text:p text:style-name="P2"/>
          </table:table-cell>
        </table:table-row>
        <table:table-row table:style-name="TableLine2201899128960">
          <table:table-cell table:style-name="Table1.A1" office:value-type="string">
            <text:p text:style-name="P2">Πέντε μέν οὖν. τοῦτ’ εἶπεν ὁ Ῥοών οὐκ οἶδ’ ὅπως σκυθρωπάζων τι. ’Έκτος γὰρ ἐγὼ ἐκ τῶν ἡμετέρων πρὸς Ὑργοήτου εἶμι. ἀλλὰ νὴ Δία ἀνάγκη ἁμιλλᾶσθαι πρὸς αὐτούς. ὁ γὰρ Γουλιέλμος καὶ ὁ Κάρολος ἥδη ἀποίχονται ἀπὸ τοῦ παιδευτηρίου ἐφηβεύσαντες· ἐκεῖνος μὲν γὰρ σχολάρχης ἦν, οὗτος δέ λοχαγέτης τῆς ἰκαροσφαιρ- κῆς. καὶ νῦν δὴ ὁ Περσεὺς πρύτανίς ἐστιν. ὁ δἀὖ Φερέδικος καῖ ὁ Γεωργὸς πολλὰ μὲν πράγματα παρέχουσι, βαθμούς δ ’ ὅμως φέρον- ται παμπόλλους, καῖ πάντες σοφοὺς αὐτούς νομίζουσι καὶ πάνυ</text:p>
          </table:table-cell>
          <table:table-cell table:style-name="Table1.A1" office:value-type="string">
            <text:p text:style-name="P2"/>
          </table:table-cell>
        </table:table-row>
        <table:table-row table:style-name="TableLine2201899127872">
          <table:table-cell table:style-name="Table1.A1" office:value-type="string">
            <text:p text:style-name="P2">ψυχαγωγικούς. καὶ πᾶς τις ἐλπίζει με ταύτὰ εὖ πράξειν τοῖς ἑτέροις. ἀλλ’ εἴγ’ ἄρα εὖ πράξαιμι, οὐκ ἀξιόλογον οὐδὲ τοῦτ’ ἂν εἴη ἐκείνων φθάσαντων. καῖ οὐκ ἔξεστι δέχεσθαι καινὸν οὐδέν. ὥστ’ ε”χω τὸν μὲν τρίβωνα τὸν Γουλιέλμου παλαιὸν διαδεξάμενος, τὴν δέ ῥάβδον τὴν Καρόλου παλαιάν, τὸν δ’ αὐ μῦν τὸν πάλαι τοῦ Περσέως ὄντα.</text:p>
          </table:table-cell>
          <table:table-cell table:style-name="Table1.A1" office:value-type="string">
            <text:p text:style-name="P2"/>
          </table:table-cell>
        </table:table-row>
        <table:table-row table:style-name="TableLine2201899124064">
          <table:table-cell table:style-name="Table1.A1" office:value-type="string">
            <text:p text:style-name="P2">καὶ ἐκ κόλπου ε”λαβε μῦν παχὺν καί σποδοειδῆ. ὁ δ’ ἐκάθευδεν. ’Όνομά ἐστιν αὐτῷ Σκάβρος - τοῦτο γὰρ ἴσον δύναται ῥωμαϊστὶ τῷ Ψωραλέος. ἄχρηστος δ’ οῦν ἐστὶν ἅτε οὔποθ’ ὡς εἰπεῖν ἐγρη- γορώς. ὁ γὰρ πατὴρ τῷ μὲν καλῴ Περσεῖ γλαῦκ’ ἐπρίατο πρύτανει γεγενημένῳ, ἐμοὶ δὲ ἔδωκε τὸν Σκάβρον, χρήματα γάρ… καὶ τότ’ ἂν εἶδες αὐτὸν ἐρυθριῶντά τε τὰ ὦτα - ἐλογίζετο γὰρ ὅτι πλείω εἴρηκε τοῦ δέοντος - καί ἅμ’ ἀτενίζοντα πάλιν διὰ θυρίδος.</text:p>
          </table:table-cell>
          <table:table-cell table:style-name="Table1.A1" office:value-type="string">
            <text:p text:style-name="P2"/>
          </table:table-cell>
        </table:table-row>
        <table:table-row table:style-name="TableLine2201899130864">
          <table:table-cell table:style-name="Table1.A1" office:value-type="string">
            <text:p text:style-name="P2">’Άρειος δ’ οὐδὲν ἐπετίμα τῷ πατρὶ αὐτοῦ ὅτι γλαῦκ’ οὐχ ἱκανός ἦν ὠνεῖσθαι. χρημάτων γὰρ αὐτὸς οὐδέποτε μεταλαβεῖν πρὶν τὰ προσφάτως κεκτημένα κατέσχεν. εἰπὼν οῦν ὅπως οὐ μόνον ε”δει αὐτὸν τὰ σαθρὰ ἱμάτια ἀεὶ φορεῖν ἅπερ ἂν ὁ Δούδλιος ἀπορρίπτοι, ἀλλὰ καὶ οὐδέποτε δῶρα ἐδέξατο τὰ γενέθλια ἄγων, ἐποιήσατο τὸν Ῥοῶνα θαρρεῖν τι.</text:p>
          </table:table-cell>
          <table:table-cell table:style-name="Table1.A1" office:value-type="string">
            <text:p text:style-name="P2"/>
          </table:table-cell>
        </table:table-row>
        <table:table-row table:style-name="TableLine2201899125696">
          <table:table-cell table:style-name="Table1.A1" office:value-type="string">
            <text:p text:style-name="P2">ἀναλαβὼν δέ Οὐδὲν ἄρα συνῄδη ἐμαυτῷ μάγῳ ὄντι, οὐδ’ αὖ ε”μαθον οὐδὲν οὔτε περὶ τῶν γονέων οὔτε περὶ τοῦ Φολιδομορτοῦ...κεχηνότος δ’ ἐκείνου Τί δέ <text:soft-page-break/>δή, ἔφη.</text:p>
          </table:table-cell>
          <table:table-cell table:style-name="Table1.A1" office:value-type="string">
            <text:p text:style-name="P2"/>
          </table:table-cell>
        </table:table-row>
        <table:table-row table:style-name="TableLine2201899136576">
          <table:table-cell table:style-name="Table1.A1" office:value-type="string">
            <text:p text:style-name="P2">Ἀλλὰ τοῦνομα τὸ τοῦ δεῖνα εἶπας, ἦ δ’ ὃς ὁ Ῥοών· ἐδόκει γὰρ ἐκπεπλῆχθαι μέν, θαυμάζειν δ’ ὅμως. Καὶ γὰρ ἐνόμισα ἂν σέ γε, εἴ τιν’ ἄλλον… ὁ δ’ εΆρειος Ἀλλ’ οὐκ ἐθέλω, ἔφη, τὴν ἀνδρείαν προσποιεῖσθαι τοῦνομα λέγων. ἁπλῶς δ’ οὐκ ε”μαθον ὅτι οὐ πρέπει. οὔκουν συνίης ὧν λέγω, πολλὰ γὰρ ε”στιν ἃ δεῖ με μαθεῖν. οὐδέν γὰρ ἂν θαυμάζοιμι εἰ ἀποβήσομαι τέλεον χείριστος ὢν τῶν μετ’ ἐμοῦ μαθητῶν. τούτου γὰρ ἕνεκα διὰ μακροῦ ἤδη πάνυ λυπούμενος νῦν δὴ τὸ πρῶτον ὡμολόγησεν, ὁ δέ Ῥοών Οὐδαμῶς, ἔφη. πολλοὶ γάρ τοι Μυγαλίων ἐκ γενῶν γενόμενοι ὡς τάχιστα μεμαθήκασιν ἃ δεῖ.</text:p>
          </table:table-cell>
          <table:table-cell table:style-name="Table1.A1" office:value-type="string">
            <text:p text:style-name="P2"/>
          </table:table-cell>
        </table:table-row>
        <table:table-row table:style-name="TableLine2201899132496">
          <table:table-cell table:style-name="Table1.A1" office:value-type="string">
            <text:p text:style-name="P2">ΠΕΡΙ ΤΗΣ ΑΝΑΒΑΣΕΩΣ ΕΝΝΕΑ ΚΑΙ ΤΑ ΤΡῙΑ ΤΕΤΑΡΤΑ 83</text:p>
          </table:table-cell>
          <table:table-cell table:style-name="Table1.A1" office:value-type="string">
            <text:p text:style-name="P2"/>
          </table:table-cell>
        </table:table-row>
        <table:table-row table:style-name="TableLine2201899125152">
          <table:table-cell table:style-name="Table1.A1" office:value-type="string">
            <text:p text:style-name="P2">ἐν δ’ ᾧ διελέγοντο ἡ ἁμαξοστοιχία ἀπεκόμιζεν αὐτοὺς ἐκτὸς τοῦ Λονδίνου. ἐτάχυνε γὰρ ἥδη παρὰ λειμῶνας ἐν οἷς ἔβοσκον βόες τε πολλοὶ καί πρόβατα. καί οἱ παῖδες διὰ μακροῦ σιωπῇ διὰ θυρίδος ἔβλεπον πρὸς τούς τε λειμῶνας καῖ τὰς ὁδοὺς κατὰ τάχος παραφερόμενοι.</text:p>
          </table:table-cell>
          <table:table-cell table:style-name="Table1.A1" office:value-type="string">
            <text:p text:style-name="P2"/>
          </table:table-cell>
        </table:table-row>
        <table:table-row table:style-name="TableLine2201899137936">
          <table:table-cell table:style-name="Table1.A1" office:value-type="string">
            <text:p text:style-name="P2">ἐκ δέ μεσημβρίας ψόφον ἥκουσαν μέγαν· γυνὴ γάρ τις – γελάσ- ματα δέ παρεῖχε πολλὰ διὰ τὸ ἄγαν διακεῖσθαι πρὸς τὸ μειδιᾶν – τὸ θύριον ἀνοίξασα ἲΩ φίλτατοι, ἔφη, ἆρα χρῄζετε ἐδωδίμου τινὸς ἀπὸ τοῦ ἀμαξίου, καὶ ὁ μὲν Ἄρειος ὡς οὐκ ἀριστήσας ἀνεπήδησεν εὐθύς, ὁ δέ Ῥοὼν μάλ’ αὖθις ἠρυθριακὼς ἐτονθόρυζέ τι λέγων ὅτι αὐταρκής ἐστι ψωμοὺς ἔχων. ἐκεῖνος δ’ εἰς διαδρομὴν ἐξῆλθεν.</text:p>
          </table:table-cell>
          <table:table-cell table:style-name="Table1.A1" office:value-type="string">
            <text:p text:style-name="P2"/>
          </table:table-cell>
        </table:table-row>
        <table:table-row table:style-name="TableLine2201899138208">
          <table:table-cell table:style-name="Table1.A1" office:value-type="string">
            <text:p text:style-name="P2">διατρίβων μὲν γὰρ παρὰ τοῖς Δουρσλείοις οὐδέποτε χρήματ’ εἶχεν εἰς νώγαλα ἀναλώσων. νυνὶ δέ πολὺ ἔχων ἐν κόλπῳ ἀργύριον τε καί χρυσίον, ἱκανὸς ἦν πρίασθαι τόσα πλακία σοκολάτης ὅσ’ ἐδύνατο φέρειν. μάλιστ’ ἐγλίχετο τῶν πλακίων τῶν ἀπὸ τοῦ ’Άρεως ἐπωνομασμένων, ὧν οἱ νῦν Μάρς καλοῦσιν.</text:p>
          </table:table-cell>
          <table:table-cell table:style-name="Table1.A1" office:value-type="string">
            <text:p text:style-name="P2"/>
          </table:table-cell>
        </table:table-row>
        <table:table-row table:style-name="TableLine2201899125968">
          <table:table-cell table:style-name="Table1.A1" office:value-type="string">
            <text:p text:style-name="P2">ἀλλὰ ταῦτα μέν ἐκείνη οὐκ εἶχεν, ὅμως δέ προῦτεινε τάδε· τούς τε Βερτίου Βότου κυάμους παντογευστοὺς καὶ τὸ Δρούβλου κόμμι τὸ πρὸς πομφόλυγας ἄριστον καῖ τοὺς βατράχους <text:s/>σοκολατίνους καῖ τὰς μάζας κολοκυνθίνας καῖ τοὺς <text:soft-page-break/>πλακοῦντας λεβητοειδεῖς καῖ τὰς ῥάβδους γλυκορριζίνους καί δὴ καὶ πολλὰ καὶ ἄλλα καινὰ ὄντα οἷα οὔπω ἀνὰ τὸν βίον ἑωράκει. φοβούμενος δ’ ἀπολείπεσθαί τινων, ἐπρίατο ἐξ ἁπάντων, ἀποδοὺς τῇ γυναικὶ ἕνδεκα ζάγκλας ἀργυρᾶς καὶ ἑπτὰ κονίδας χαλκᾶς.</text:p>
          </table:table-cell>
          <table:table-cell table:style-name="Table1.A1" office:value-type="string">
            <text:p text:style-name="P2"/>
          </table:table-cell>
        </table:table-row>
        <table:table-row table:style-name="TableLine2201899124336">
          <table:table-cell table:style-name="Table1.A1" office:value-type="string">
            <text:p text:style-name="P2">ὁ δέ Ῥοὼν ὁξὺ δεδορκὼς πρὸς αὐτὸν πάντα κομίσαντα εἰς τὸ χωρίον καὶ ἐπὶ δίφρου σωρεύσαντα Ἠ πεινᾲς; ἔφη.</text:p>
          </table:table-cell>
          <table:table-cell table:style-name="Table1.A1" office:value-type="string">
            <text:p text:style-name="P2"/>
          </table:table-cell>
        </table:table-row>
        <table:table-row table:style-name="TableLine2201899133312">
          <table:table-cell table:style-name="Table1.A1" office:value-type="string">
            <text:p text:style-name="P2">ὁ δέ Κοιλογάστωρ μὲν οῦν εἰμί, ἔφη δήξας μέγα τι ἀπὸ μάζης κολοκυνθίνης. ὁ μέντοι Ῥοών σακίδιον λαβὼν ἀνέπτυξεν. ἐνῆσαν δέ τέτταρες ψωμοί, οἷον οἱ νῦν σαντούϊτς καλοῦσιν. ἕνα δ’ ἐξετάσας</text:p>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9:45:35.157000000</meta:creation-date>
    <meta:generator>LibreOffice/7.1.5.2$Windows_X86_64 LibreOffice_project/85f04e9f809797b8199d13c421bd8a2b025d52b5</meta:generator>
    <dc:date>2022-02-09T20:11:11.735000000</dc:date>
    <meta:editing-duration>PT1M7S</meta:editing-duration>
    <meta:editing-cycles>1</meta:editing-cycles>
    <meta:document-statistic meta:table-count="1" meta:image-count="0" meta:object-count="0" meta:page-count="7" meta:paragraph-count="60" meta:word-count="1640" meta:character-count="9754" meta:non-whitespace-character-count="8167"/>
  </office:meta>
</office:document-meta>
</file>